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style-name="ce10" office:value-type="string" calcext:value-type="string">
            <text:p>O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18:33:48.282949506</dc:date>
    <meta:print-date>2022-11-16T00:40:24.333592819</meta:print-date>
    <meta:editing-cycles>134</meta:editing-cycles>
    <meta:editing-duration>PT5H12M10S</meta:editing-duration>
    <meta:document-statistic meta:table-count="2" meta:cell-count="406" meta:object-count="0"/>
  </office:meta>
</office:document-meta>
</file>